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478b" officeooo:paragraph-rsid="0016478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478b" officeooo:paragraph-rsid="0016478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officeooo:rsid="0016478b" officeooo:paragraph-rsid="0016478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6478b" officeooo:paragraph-rsid="0016478b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79c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</text:p>
      <text:p text:style-name="P3"><text:tab/><text:tab/><text:tab/><text:tab/><text:tab/><text:tab/><text:tab/><text:tab/><text:tab/></text:p>
      <text:p text:style-name="P1"><text:span text:style-name="T1">Akshay Mohan</text:span></text:p>
      <text:p text:style-name="P2"><text:span text:style-name="T2">Email:</text:span><text:a xlink:type="simple" xlink:href="mailto:akshaymohan8129@gmail.com" text:style-name="Internet_20_link" text:visited-style-name="Visited_20_Internet_20_Link">akshaymohan8129@gmail.com</text:a></text:p>
      <text:p text:style-name="P2"><text:span text:style-name="T2">phn: 9645240752</text:span></text:p>
      <text:p text:style-name="P2"><text:span text:style-name="T2"/></text:p>
      <text:p text:style-name="P2">Education Qualification</text:p>
      <text:p text:style-name="P2"/>
      <text:p text:style-name="P4">Highest qualificaton: <text:span text:style-name="T3">Bachelor of computer Application</text:span></text:p>
      <text:p text:style-name="P4"><text:s/><text:span text:style-name="T3">Year : 2017-2020</text:span></text:p>
      <text:p text:style-name="P4"/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7:15:19.610436815</meta:creation-date>
    <dc:date>2021-11-25T17:27:26.220571124</dc:date>
    <meta:editing-duration>PT1M46S</meta:editing-duration>
    <meta:editing-cycles>1</meta:editing-cycles>
    <meta:document-statistic meta:table-count="0" meta:image-count="0" meta:object-count="0" meta:page-count="1" meta:paragraph-count="8" meta:word-count="17" meta:character-count="167" meta:non-whitespace-character-count="147"/>
    <meta:generator>LibreOffice/5.1.6.2$Linux_X86_64 LibreOffice_project/10m0$Build-2</meta:generator>
  </office:meta>
</office:document-meta>
</file>